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8ac1" officeooo:paragraph-rsid="000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18ac1" officeooo:paragraph-rsid="00018ac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2f540"/>
    </style:style>
    <style:style style:name="P7" style:family="paragraph" style:parent-style-name="Standard">
      <style:paragraph-properties fo:text-align="start" style:justify-single-word="false"/>
      <style:text-properties officeooo:rsid="0001d7a0" officeooo:paragraph-rsid="0001d7a0"/>
    </style:style>
    <style:style style:name="P8" style:family="paragraph" style:parent-style-name="Standard">
      <style:paragraph-properties fo:text-align="start" style:justify-single-word="false"/>
      <style:text-properties officeooo:rsid="00024fee" officeooo:paragraph-rsid="0002f540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fo:font-weight="bold" officeooo:rsid="0002f540" officeooo:paragraph-rsid="0002f540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2f540" officeooo:paragraph-rsid="0002f540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03869b" officeooo:paragraph-rsid="0003869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03a7df" officeooo:paragraph-rsid="0003a7df" style:font-style-asian="italic" style:font-weight-asian="bold" style:font-style-complex="italic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italic" fo:font-weight="bold" officeooo:rsid="000514f1" officeooo:paragraph-rsid="000514f1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24fe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24fee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024fe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24fe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24f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table:number-rows-spanned="2" office:value-type="string">
            <text:p text:style-name="P4">GOODWILL</text:p>
          </table:table-cell>
          <table:table-cell table:style-name="Table1.A1" office:value-type="string">
            <text:p text:style-name="P2">Valor Pago</text:p>
          </table:table-cell>
          <table:table-cell table:style-name="Table1.C1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2">Valor Justo</text:p>
          </table:table-cell>
          <table:table-cell table:style-name="Table1.C2" table:number-rows-spanned="2" office:value-type="string">
            <text:p text:style-name="P2">MAIS VALIA</text:p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2">Valor Contábil</text:p>
          </table:table-cell>
          <table:covered-table-cell/>
        </table:table-row>
      </table:table>
      <text:p text:style-name="P5"/>
      <text:p text:style-name="P7">Nas demonstrações <text:span text:style-name="T1">individuais</text:span><text:span text:style-name="T2"> da investidora → </text:span><text:span text:style-name="T3">goodwill</text:span><text:span text:style-name="T5"> e mais valia ficam em ANC-Investimentos, podendo aparecer em subcontas segregadas ou tudo como investimento.</text:span></text:p>
      <text:p text:style-name="P7"><text:span text:style-name="T5"/></text:p>
      <text:p text:style-name="P8"><text:span text:style-name="T5">No balanço </text:span><text:span text:style-name="T7">consolidado</text:span><text:span text:style-name="T5">:</text:span></text:p>
      <text:list xml:id="list3276750880" text:style-name="L1">
        <text:list-item>
          <text:p text:style-name="P6"><text:span text:style-name="T8">mais valia</text:span><text:span text:style-name="T6"> será </text:span><text:span text:style-name="T10">eliminada</text:span><text:span text:style-name="T13"> contra os ativos e passivos que lhe deram origem;</text:span></text:p>
        </text:list-item>
        <text:list-item>
          <text:p text:style-name="P9"><text:span text:style-name="T16">g</text:span><text:span text:style-name="T15">oodwill</text:span><text:span text:style-name="T14"> </text:span><text:span text:style-name="T12">será </text:span><text:span text:style-name="T9">transferido para o ANC-Intangível</text:span><text:span text:style-name="T12">.</text:span></text:p>
        </text:list-item>
      </text:list>
      <text:p text:style-name="P10"><text:span text:style-name="T12"/></text:p>
      <text:p text:style-name="P11"><text:span text:style-name="T12">A </text:span><text:span text:style-name="T14">mais valia</text:span><text:span text:style-name="T12"> será amortizada (realizada) conforme a realização do ativo/passivo que a originou.</text:span></text:p>
      <text:p text:style-name="P11"><text:span text:style-name="T12">O </text:span><text:span text:style-name="T15">goodwill</text:span><text:span text:style-name="T12"> </text:span><text:span text:style-name="T11">não</text:span><text:span text:style-name="T12"> é amortizado, mas apenas submetido a </text:span><text:span text:style-name="T9">teste de recuperabilidade</text:span><text:span text:style-name="T12">.</text:span></text:p>
      <text:p text:style-name="P11"><text:span text:style-name="T12"/></text:p>
      <text:p text:style-name="P12"><text:span text:style-name="T14">Compra vantajosa</text:span><text:span text:style-name="T12"> → Valor Pago &lt; Valor Justo.</text:span></text:p>
      <text:list xml:id="list871445247" text:style-name="L2">
        <text:list-item>
          <text:p text:style-name="P13"><text:span text:style-name="T12">Reconhecida no result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0T21:27:47.724000000</dc:date>
    <meta:editing-duration>PT12M46S</meta:editing-duration>
    <meta:editing-cycles>7</meta:editing-cycles>
    <meta:document-statistic meta:table-count="1" meta:image-count="0" meta:object-count="0" meta:page-count="1" meta:paragraph-count="13" meta:word-count="93" meta:character-count="608" meta:non-whitespace-character-count="531"/>
  </office:meta>
</office:document-meta>
</file>